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b613d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ff00" draw:textarea-vertical-align="midd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dash" draw:stroke-dash="Ultrafine_20_Dashed" draw:marker-start="Arrow" draw:textarea-vertical-align="middle"/>
    </style:style>
    <style:style style:name="gr12" style:family="graphic" style:parent-style-name="standard">
      <style:graphic-properties draw:stroke="dash" draw:stroke-dash="Ultrafine_20_Dashed" draw:marker-end="Arrow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gr1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Ultrafine_20_2_20_Dots_20_3_20_Dashes" draw:textarea-vertical-align="middle"/>
    </style:style>
    <style:style style:name="gr16" style:family="graphic" style:parent-style-name="standard">
      <style:graphic-properties draw:fill="solid" draw:fill-color="#c0c0c0" draw:textarea-horizontal-align="left" draw:textarea-vertical-align="top" draw:auto-grow-height="false"/>
    </style:style>
    <style:style style:name="gr17" style:family="graphic" style:parent-style-name="standard">
      <style:graphic-properties draw:stroke="dash" draw:stroke-dash="Ultrafine_20_2_20_Dots_20_3_20_Dashes" draw:marker-start="Arrow" draw:marker-end="Arrow" draw:textarea-vertical-align="middle"/>
    </style:style>
    <style:style style:name="gr18" style:family="graphic" style:parent-style-name="standard">
      <style:graphic-properties draw:stroke="solid" draw:stroke-dash="Ultrafine_20_2_20_Dots_20_3_20_Dashes" draw:textarea-vertical-align="middle"/>
    </style:style>
    <style:style style:name="gr19" style:family="graphic" style:parent-style-name="standard">
      <style:graphic-properties draw:stroke="dash" draw:stroke-dash="Ultrafine_20_Dashe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text-align="end"/>
      <style:text-properties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0.889cm" svg:x="1.254cm" svg:y="4.665cm">
          <text:p text:style-name="P1">C/C++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83cm" svg:height="0.889cm" svg:x="1.215cm" svg:y="2.016cm">
          <text:p text:style-name="P1">QT Objec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35cm" svg:height="0.889cm" svg:x="1.218cm" svg:y="3.395cm">
          <text:p text:style-name="P1">Object Crea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1.594cm" svg:height="0.962cm" svg:x="1cm" svg:y="1cm">
          <draw:text-box>
            <text:p>Key</text:p>
          </draw:text-box>
        </draw:frame>
        <draw:frame draw:style-name="gr4" draw:layer="layout" svg:width="3.529cm" svg:height="0.962cm" svg:x="10.171cm" svg:y="1.992cm">
          <draw:text-box>
            <text:p>Ownership</text:p>
          </draw:text-box>
        </draw:frame>
        <draw:frame draw:style-name="gr4" draw:layer="layout" svg:width="5.184cm" svg:height="0.962cm" svg:x="10.171cm" svg:y="3.043cm">
          <draw:text-box>
            <text:p>Creation Method</text:p>
          </draw:text-box>
        </draw:frame>
        <draw:frame draw:style-name="gr4" draw:layer="layout" svg:width="5.328cm" svg:height="0.962cm" svg:x="10.171cm" svg:y="4.102cm">
          <draw:text-box>
            <text:p>Other connection</text:p>
          </draw:text-box>
        </draw:frame>
        <draw:line draw:style-name="gr5" draw:text-style-name="P1" draw:layer="layout" svg:x1="10.044cm" svg:y1="2.5cm" svg:x2="9.028cm" svg:y2="2.5cm">
          <text:p/>
        </draw:line>
        <draw:line draw:style-name="gr6" draw:text-style-name="P1" draw:layer="layout" svg:x1="10.043cm" svg:y1="3.499cm" svg:x2="9.027cm" svg:y2="3.499cm">
          <text:p/>
        </draw:line>
        <draw:line draw:style-name="gr7" draw:text-style-name="P1" draw:layer="layout" svg:x1="10.043cm" svg:y1="4.599cm" svg:x2="9.027cm" svg:y2="4.599cm">
          <text:p/>
        </draw:line>
        <draw:custom-shape draw:style-name="gr8" draw:text-style-name="P2" draw:layer="layout" svg:width="3.683cm" svg:height="0.889cm" svg:x="1.254cm" svg:y="5.953cm">
          <text:p text:style-name="P2"><text:span text:style-name="T1">Worker objec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1" xml:id="id6" draw:id="id6" draw:layer="layout" svg:width="3.683cm" svg:height="0.889cm" svg:x="6.804cm" svg:y="3.816cm">
          <text:p text:style-name="P1">Model UI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683cm" svg:height="0.889cm" svg:x="1.596cm" svg:y="2.415cm">
          <text:p text:style-name="P1">SIMTOI UI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683cm" svg:height="0.889cm" svg:x="1.597cm" svg:y="7.037cm">
          <text:p text:style-name="P1">GLWidge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683cm" svg:height="0.889cm" svg:x="5.661cm" svg:y="7.037cm">
          <text:p text:style-name="P1">GLWidget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683cm" svg:height="0.889cm" svg:x="9.725cm" svg:y="7.037cm">
          <text:p text:style-name="P1">GLWidget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683cm" svg:height="0.889cm" svg:x="13.789cm" svg:y="7.037cm">
          <text:p text:style-name="P1">GLWidget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3.437cm" svg:y1="3.304cm" svg:x2="3.438cm" svg:y2="7.037cm" draw:start-shape="id1" draw:start-glue-point="2" draw:end-shape="id2" draw:end-glue-point="0" svg:d="m3437 3304v1866h1v1867">
          <text:p/>
        </draw:connector>
        <draw:connector draw:style-name="gr9" draw:text-style-name="P1" draw:layer="layout" svg:x1="3.437cm" svg:y1="3.304cm" svg:x2="7.502cm" svg:y2="7.037cm" draw:start-shape="id1" draw:start-glue-point="2" draw:end-shape="id3" draw:end-glue-point="0" svg:d="m3437 3304v1866h4065v1867">
          <text:p/>
        </draw:connector>
        <draw:connector draw:style-name="gr9" draw:text-style-name="P1" draw:layer="layout" svg:x1="3.437cm" svg:y1="3.304cm" svg:x2="11.566cm" svg:y2="7.037cm" draw:start-shape="id1" draw:start-glue-point="2" draw:end-shape="id4" svg:d="m3437 3304v1866h8129v1867">
          <text:p/>
        </draw:connector>
        <draw:connector draw:style-name="gr9" draw:text-style-name="P1" draw:layer="layout" svg:x1="3.437cm" svg:y1="3.304cm" svg:x2="15.63cm" svg:y2="7.037cm" draw:start-shape="id1" draw:start-glue-point="2" draw:end-shape="id5" draw:end-glue-point="0" svg:d="m3437 3304v1866h12193v1867">
          <text:p/>
        </draw:connector>
        <draw:connector draw:style-name="gr9" draw:text-style-name="P1" draw:layer="layout" svg:x1="5.279cm" svg:y1="2.859cm" svg:x2="6.804cm" svg:y2="4.26cm" draw:start-shape="id1" draw:start-glue-point="1" draw:end-shape="id6" draw:end-glue-point="3" svg:d="m5279 2859h762v1401h763">
          <text:p/>
        </draw:connector>
        <draw:custom-shape draw:style-name="gr1" draw:text-style-name="P1" xml:id="id7" draw:id="id7" draw:layer="layout" svg:width="3.683cm" svg:height="0.889cm" svg:x="10.233cm" svg:y="11.966cm">
          <text:p text:style-name="P1">Minimizer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683cm" svg:height="0.889cm" svg:x="15.621cm" svg:y="10.569cm">
          <text:p text:style-name="P1">levmar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683cm" svg:height="0.889cm" svg:x="15.621cm" svg:y="11.966cm">
          <text:p text:style-name="P1">gridsearch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.683cm" svg:height="0.889cm" svg:x="15.621cm" svg:y="13.363cm">
          <text:p text:style-name="P1">multinest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.438cm" svg:y1="7.926cm" svg:x2="10.233cm" svg:y2="12.41cm" draw:start-shape="id2" draw:start-glue-point="2" draw:end-shape="id7" draw:end-glue-point="3" svg:d="m3438 7926v4484h6795">
          <text:p/>
        </draw:connector>
        <draw:connector draw:style-name="gr10" draw:text-style-name="P1" draw:layer="layout" svg:x1="13.916cm" svg:y1="12.41cm" svg:x2="15.621cm" svg:y2="11.013cm" draw:start-shape="id7" draw:start-glue-point="1" draw:end-shape="id8" draw:end-glue-point="3" svg:d="m13916 12410h852v-1397h853">
          <text:p/>
        </draw:connector>
        <draw:connector draw:style-name="gr10" draw:text-style-name="P1" draw:layer="layout" svg:x1="13.916cm" svg:y1="12.41cm" svg:x2="15.621cm" svg:y2="12.41cm" draw:start-shape="id7" draw:start-glue-point="1" draw:end-shape="id9" draw:end-glue-point="3" svg:d="m13916 12410h1705">
          <text:p/>
        </draw:connector>
        <draw:connector draw:style-name="gr10" draw:text-style-name="P1" draw:layer="layout" svg:x1="13.916cm" svg:y1="12.41cm" svg:x2="15.621cm" svg:y2="13.807cm" draw:start-shape="id7" draw:start-glue-point="1" draw:end-shape="id10" draw:end-glue-point="3" svg:d="m13916 12410h852v1397h853">
          <text:p/>
        </draw:connector>
        <draw:custom-shape draw:style-name="gr2" draw:text-style-name="P1" xml:id="id11" draw:id="id11" draw:layer="layout" svg:width="3.683cm" svg:height="1.524cm" svg:x="5.661cm" svg:y="10.142cm">
          <text:p text:style-name="P1">Minimizer</text:p>
          <text:p text:style-name="P1">Thread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.438cm" svg:y1="7.926cm" svg:x2="5.661cm" svg:y2="10.904cm" draw:start-shape="id2" draw:start-glue-point="2" draw:end-shape="id11" draw:end-glue-point="3" svg:d="m3438 7926v2978h2223">
          <text:p/>
        </draw:connector>
        <draw:connector draw:style-name="gr11" draw:text-style-name="P1" draw:layer="layout" svg:x1="9.344cm" svg:y1="13.717cm" svg:x2="12.074cm" svg:y2="12.855cm" draw:start-shape="id12" draw:start-glue-point="1" draw:end-shape="id7" draw:end-glue-point="2" svg:d="m9344 13717h2730v-862">
          <text:p/>
        </draw:connector>
        <draw:custom-shape draw:style-name="gr2" draw:text-style-name="P1" xml:id="id12" draw:id="id12" draw:layer="layout" svg:width="3.683cm" svg:height="1.524cm" svg:x="5.661cm" svg:y="12.955cm">
          <text:p text:style-name="P1">CL/GL</text:p>
          <text:p text:style-name="P1">Thread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.438cm" svg:y1="7.926cm" svg:x2="5.661cm" svg:y2="13.717cm" draw:start-shape="id2" draw:start-glue-point="2" draw:end-shape="id12" draw:end-glue-point="3" svg:d="m3438 7926v5791h2223">
          <text:p/>
        </draw:connector>
        <draw:connector draw:style-name="gr12" draw:text-style-name="P1" draw:layer="layout" svg:x1="9.344cm" svg:y1="10.904cm" svg:x2="12.074cm" svg:y2="11.966cm" draw:start-shape="id11" draw:start-glue-point="1" draw:end-shape="id7" draw:end-glue-point="0" svg:d="m9344 10904h2730v1062">
          <text:p/>
        </draw:connector>
        <draw:custom-shape draw:style-name="gr1" draw:text-style-name="P1" xml:id="id13" draw:id="id13" draw:layer="layout" svg:width="3.683cm" svg:height="0.889cm" svg:x="10.233cm" svg:y="16.684cm">
          <text:p text:style-name="P1">libo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4" draw:id="id14" draw:layer="layout" svg:width="3.683cm" svg:height="0.889cm" svg:x="15.659cm" svg:y="15.414cm">
          <text:p text:style-name="P1">OI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3.683cm" svg:height="0.889cm" svg:x="15.659cm" svg:y="16.684cm">
          <text:p text:style-name="P1">Routin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3.683cm" svg:height="0.889cm" svg:x="15.659cm" svg:y="17.954cm">
          <text:p text:style-name="P1">OpenCL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916cm" svg:y1="17.128cm" svg:x2="15.659cm" svg:y2="15.858cm" draw:start-shape="id13" draw:start-glue-point="1" draw:end-shape="id14" draw:end-glue-point="3" svg:d="m13916 17128h871v-1270h872">
          <text:p/>
        </draw:connector>
        <draw:connector draw:style-name="gr10" draw:text-style-name="P1" draw:layer="layout" svg:x1="13.916cm" svg:y1="17.128cm" svg:x2="15.659cm" svg:y2="17.128cm" draw:start-shape="id13" draw:start-glue-point="1" draw:end-shape="id15" draw:end-glue-point="3" svg:d="m13916 17128h1743">
          <text:p/>
        </draw:connector>
        <draw:connector draw:style-name="gr10" draw:text-style-name="P1" draw:layer="layout" svg:x1="13.916cm" svg:y1="17.128cm" svg:x2="15.659cm" svg:y2="18.398cm" draw:start-shape="id13" draw:start-glue-point="1" draw:end-shape="id16" draw:end-glue-point="3" svg:d="m13916 17128h871v1270h872">
          <text:p/>
        </draw:connector>
        <draw:connector draw:style-name="gr10" draw:text-style-name="P1" draw:layer="layout" svg:x1="7.502cm" svg:y1="14.479cm" svg:x2="10.233cm" svg:y2="17.128cm" draw:start-shape="id12" draw:start-glue-point="2" draw:end-shape="id13" draw:end-glue-point="3" svg:d="m7502 14479v2649h2731">
          <text:p/>
        </draw:connector>
        <draw:frame draw:style-name="gr13" draw:layer="layout" svg:width="10.704cm" svg:height="1.089cm" svg:x="9.886cm" svg:y="1.054cm">
          <draw:text-box>
            <text:p>SIMTOI – c0a670da10 (2013-02-08)</text:p>
          </draw:text-box>
        </draw:frame>
        <draw:custom-shape draw:style-name="gr1" draw:text-style-name="P1" xml:id="id17" draw:id="id17" draw:layer="layout" svg:width="3.683cm" svg:height="0.889cm" svg:x="5.661cm" svg:y="20.048cm">
          <text:p text:style-name="P1">Model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8" draw:id="id18" draw:layer="layout" svg:width="3.683cm" svg:height="0.889cm" svg:x="10.276cm" svg:y="20.048cm">
          <text:p text:style-name="P1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0" draw:id="id20" draw:layer="layout" svg:width="3.683cm" svg:height="0.889cm" svg:x="2.616cm" svg:y="17.3cm">
          <text:p text:style-name="P1">Sh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3" draw:id="id23" draw:layer="layout" svg:width="3.683cm" svg:height="0.889cm" svg:x="15.351cm" svg:y="22.577cm">
          <text:p text:style-name="P1">Posi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9.344cm" svg:y1="20.492cm" svg:x2="10.276cm" svg:y2="20.492cm" draw:start-shape="id17" draw:start-glue-point="1" draw:end-shape="id18" draw:end-glue-point="3" svg:d="m9344 20492h932">
          <text:p/>
        </draw:connector>
        <draw:connector draw:style-name="gr10" draw:text-style-name="P1" draw:layer="layout" svg:x1="4.457cm" svg:y1="16.354cm" svg:x2="4.457cm" svg:y2="17.3cm" draw:start-shape="id19" draw:start-glue-point="2" draw:end-shape="id20" draw:end-glue-point="0" svg:d="m4457 16354v946">
          <text:p/>
        </draw:connector>
        <draw:connector draw:style-name="gr10" draw:text-style-name="P1" draw:layer="layout" svg:x1="7.502cm" svg:y1="14.479cm" svg:x2="7.502cm" svg:y2="20.048cm" draw:start-shape="id12" draw:start-glue-point="2" draw:end-shape="id17" draw:end-glue-point="0" svg:d="m7502 14479v5569">
          <text:p/>
        </draw:connector>
        <draw:custom-shape draw:style-name="gr14" draw:text-style-name="P1" xml:id="id21" draw:id="id21" draw:layer="layout" svg:width="3.683cm" svg:height="0.889cm" svg:x="5.661cm" svg:y="22.018cm">
          <text:p text:style-name="P1">Mode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9" draw:id="id19" draw:layer="layout" svg:width="3.683cm" svg:height="0.889cm" svg:x="2.616cm" svg:y="15.465cm">
          <text:p text:style-name="P1">Shad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22" draw:id="id22" draw:layer="layout" svg:width="3.683cm" svg:height="0.889cm" svg:x="15.351cm" svg:y="20.045cm">
          <text:p text:style-name="P1">Posi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4" draw:id="id24" draw:layer="layout" svg:width="3.683cm" svg:height="0.889cm" svg:x="5.664cm" svg:y="8.606cm">
          <text:p text:style-name="P1">Minimizer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7.502cm" svg:y1="20.937cm" svg:x2="7.502cm" svg:y2="22.018cm" draw:start-shape="id17" draw:start-glue-point="2" draw:end-shape="id21" draw:end-glue-point="0" svg:d="m7502 20937v1081">
          <text:p/>
        </draw:connector>
        <draw:connector draw:style-name="gr10" draw:text-style-name="P1" draw:layer="layout" svg:x1="7.502cm" svg:y1="14.479cm" svg:x2="6.299cm" svg:y2="15.909cm" draw:start-shape="id12" draw:start-glue-point="2" draw:end-shape="id19" draw:end-glue-point="1" svg:d="m7502 14479v1430h-1203">
          <text:p/>
        </draw:connector>
        <draw:connector draw:style-name="gr10" draw:text-style-name="P1" draw:layer="layout" svg:x1="13.959cm" svg:y1="20.492cm" svg:x2="15.351cm" svg:y2="20.489cm" draw:start-shape="id18" draw:start-glue-point="1" draw:end-shape="id22" draw:end-glue-point="3" svg:d="m13959 20492h695v-3h697">
          <text:p/>
        </draw:connector>
        <draw:connector draw:style-name="gr10" draw:text-style-name="P1" draw:layer="layout" svg:x1="12.117cm" svg:y1="20.937cm" svg:x2="17.192cm" svg:y2="22.577cm" draw:start-shape="id18" draw:start-glue-point="2" draw:end-shape="id23" draw:end-glue-point="0" svg:d="m12117 20937v819h5075v821">
          <text:p/>
        </draw:connector>
        <draw:connector draw:style-name="gr12" draw:text-style-name="P1" draw:layer="layout" svg:x1="19.034cm" svg:y1="20.489cm" svg:x2="19.034cm" svg:y2="23.021cm" draw:start-shape="id22" draw:start-glue-point="1" draw:end-shape="id23" draw:end-glue-point="1" svg:d="m19034 20489h500v2532h-500">
          <text:p/>
        </draw:connector>
        <draw:connector draw:style-name="gr10" draw:text-style-name="P1" draw:layer="layout" svg:x1="3.438cm" svg:y1="7.926cm" svg:x2="5.664cm" svg:y2="9.05cm" draw:start-shape="id2" draw:start-glue-point="2" draw:end-shape="id24" draw:end-glue-point="3" svg:d="m3438 7926v1124h2226">
          <text:p/>
        </draw:connector>
        <draw:connector draw:style-name="gr12" draw:text-style-name="P1" draw:layer="layout" draw:line-skew="-0.918cm" svg:x1="7.505cm" svg:y1="9.495cm" svg:x2="12.074cm" svg:y2="11.966cm" draw:start-shape="id24" draw:start-glue-point="2" draw:end-shape="id7" draw:end-glue-point="0" svg:d="m7505 9495v317h4569v2154">
          <text:p/>
        </draw:connector>
        <draw:custom-shape draw:style-name="gr1" draw:text-style-name="P1" xml:id="id25" draw:id="id25" draw:layer="layout" svg:width="4.826cm" svg:height="0.889cm" svg:x="10.276cm" svg:y="22.577cm">
          <text:p text:style-name="P1">ShaderWrapp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2.117cm" svg:y1="20.937cm" svg:x2="12.689cm" svg:y2="22.577cm" draw:start-shape="id18" draw:start-glue-point="2" draw:end-shape="id25" svg:d="m12117 20937v819h572v821">
          <text:p/>
        </draw:connector>
        <draw:connector draw:style-name="gr12" draw:text-style-name="P1" draw:layer="layout" svg:x1="12.689cm" svg:y1="23.466cm" svg:x2="4.457cm" svg:y2="18.189cm" draw:start-shape="id25" draw:start-glue-point="2" draw:end-shape="id20" draw:end-glue-point="2" svg:d="m12689 23466v500h-8232v-5777">
          <text:p/>
        </draw:connector>
        <draw:connector draw:style-name="gr15" draw:text-style-name="P1" draw:layer="layout" draw:line-skew="8.898cm" svg:x1="10.525cm" svg:y1="2.859cm" svg:x2="9.347cm" svg:y2="9.05cm" draw:start-shape="id26" draw:start-glue-point="1" draw:end-shape="id24" draw:end-glue-point="1" svg:d="m10525 2859h9398v6191h-10576">
          <text:p/>
        </draw:connector>
        <draw:connector draw:style-name="gr15" draw:text-style-name="P1" draw:layer="layout" draw:line-skew="0.862cm" svg:x1="10.487cm" svg:y1="4.26cm" svg:x2="19.034cm" svg:y2="20.489cm" draw:start-shape="id6" draw:start-glue-point="1" draw:end-shape="id22" draw:end-glue-point="1" svg:d="m10487 4260h9909v16229h-1362">
          <text:p/>
        </draw:connector>
        <draw:connector draw:style-name="gr15" draw:text-style-name="P1" draw:layer="layout" draw:line-skew="9.409cm 1.518cm" svg:x1="10.487cm" svg:y1="4.26cm" svg:x2="7.502cm" svg:y2="22.907cm" draw:start-shape="id6" draw:start-glue-point="1" draw:end-shape="id21" draw:end-glue-point="2" svg:d="m10487 4260h9909v20665h-12894v-2018">
          <text:p/>
        </draw:connector>
        <draw:connector draw:style-name="gr15" draw:text-style-name="P1" draw:layer="layout" draw:line-skew="9.409cm 14.691cm" svg:x1="10.487cm" svg:y1="4.26cm" svg:x2="2.616cm" svg:y2="15.909cm" draw:start-shape="id6" draw:start-glue-point="1" draw:end-shape="id19" draw:end-glue-point="3" svg:d="m10487 4260h9909v20515h-18282v-8866h502">
          <text:p/>
        </draw:connector>
        <draw:custom-shape draw:style-name="gr2" draw:text-style-name="P1" xml:id="id26" draw:id="id26" draw:layer="layout" svg:width="3.683cm" svg:height="0.889cm" svg:x="6.842cm" svg:y="2.415cm">
          <text:p text:style-name="P1">Minimizer UI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.279cm" svg:y1="2.859cm" svg:x2="6.842cm" svg:y2="2.859cm" draw:start-shape="id1" draw:start-glue-point="1" draw:end-shape="id26" draw:end-glue-point="3" svg:d="m5279 2859h1563">
          <text:p/>
        </draw:connector>
      </draw:page>
      <draw:page draw:name="page3" draw:style-name="dp1" draw:master-page-name="Default">
        <draw:custom-shape draw:style-name="gr16" draw:text-style-name="P2" draw:layer="layout" svg:width="17.018cm" svg:height="2.286cm" svg:x="1.254cm" svg:y="24.368cm">
          <text:p text:style-name="P2">Factory Classes (singletons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0.889cm" svg:x="0.997cm" svg:y="2.416cm">
          <text:p text:style-name="P2">SIMTOI GUI</text:p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3.683cm" svg:height="0.889cm" svg:x="6.204cm" svg:y="2.416cm">
          <text:p text:style-name="P2">Minimizer UI</text:p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3.683cm" svg:height="0.889cm" svg:x="0.996cm" svg:y="2.415cm">
          <text:p text:style-name="P2">SIMTOI UI</text:p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3.683cm" svg:height="0.889cm" svg:x="0.997cm" svg:y="5.937cm">
          <text:p text:style-name="P2">GLWidget</text:p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3.683cm" svg:height="0.889cm" svg:x="5.061cm" svg:y="5.937cm">
          <text:p text:style-name="P2">GLWidget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3.683cm" svg:height="0.889cm" svg:x="9.125cm" svg:y="5.937cm">
          <text:p text:style-name="P2">GLWidget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3.683cm" svg:height="0.889cm" svg:x="13.189cm" svg:y="5.937cm">
          <text:p text:style-name="P2">GLWidget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2.837cm" svg:y1="3.304cm" svg:x2="2.838cm" svg:y2="5.937cm" draw:start-shape="id27" draw:start-glue-point="2" draw:end-shape="id28" draw:end-glue-point="0" svg:d="m2837 3304v1316h1v1317">
          <text:p/>
        </draw:connector>
        <draw:connector draw:style-name="gr9" draw:text-style-name="P1" draw:layer="layout" draw:line-skew="0.571cm" svg:x1="2.837cm" svg:y1="3.304cm" svg:x2="6.902cm" svg:y2="5.937cm" draw:start-shape="id27" draw:start-glue-point="2" draw:end-shape="id29" draw:end-glue-point="0" svg:d="m2837 3304v1887h4065v746">
          <text:p/>
        </draw:connector>
        <draw:connector draw:style-name="gr9" draw:text-style-name="P1" draw:layer="layout" draw:line-skew="0.571cm" svg:x1="2.837cm" svg:y1="3.304cm" svg:x2="10.966cm" svg:y2="5.937cm" draw:start-shape="id27" draw:start-glue-point="2" draw:end-shape="id30" svg:d="m2837 3304v1887h8129v746">
          <text:p/>
        </draw:connector>
        <draw:connector draw:style-name="gr9" draw:text-style-name="P1" draw:layer="layout" draw:line-skew="0.571cm" svg:x1="2.837cm" svg:y1="3.304cm" svg:x2="15.03cm" svg:y2="5.937cm" draw:start-shape="id27" draw:start-glue-point="2" draw:end-shape="id31" draw:end-glue-point="0" svg:d="m2837 3304v1887h12193v746">
          <text:p/>
        </draw:connector>
        <draw:connector draw:style-name="gr9" draw:text-style-name="P1" draw:layer="layout" svg:x1="4.679cm" svg:y1="2.859cm" svg:x2="6.204cm" svg:y2="2.86cm" draw:start-shape="id27" draw:start-glue-point="1" draw:end-shape="id32" draw:end-glue-point="3" svg:d="m4679 2859h762v1h763">
          <text:p/>
        </draw:connector>
        <draw:custom-shape draw:style-name="gr1" draw:text-style-name="P2" xml:id="id33" draw:id="id33" draw:layer="layout" svg:width="3.683cm" svg:height="0.889cm" svg:x="9.633cm" svg:y="9.366cm">
          <text:p text:style-name="P2">Minimizer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3.683cm" svg:height="0.889cm" svg:x="15.021cm" svg:y="7.969cm">
          <text:p text:style-name="P2">levmar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3.683cm" svg:height="0.889cm" svg:x="15.021cm" svg:y="9.366cm">
          <text:p text:style-name="P2">gridsearch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3.683cm" svg:height="0.889cm" svg:x="15.021cm" svg:y="10.763cm">
          <text:p text:style-name="P2">multinest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.838cm" svg:y1="6.826cm" svg:x2="9.633cm" svg:y2="9.81cm" draw:start-shape="id28" draw:start-glue-point="2" draw:end-shape="id33" draw:end-glue-point="3" svg:d="m2838 6826v2984h6795">
          <text:p/>
        </draw:connector>
        <draw:connector draw:style-name="gr10" draw:text-style-name="P1" draw:layer="layout" svg:x1="13.316cm" svg:y1="9.81cm" svg:x2="15.021cm" svg:y2="8.413cm" draw:start-shape="id33" draw:start-glue-point="1" draw:end-shape="id34" draw:end-glue-point="3" svg:d="m13316 9810h852v-1397h853">
          <text:p/>
        </draw:connector>
        <draw:connector draw:style-name="gr10" draw:text-style-name="P1" draw:layer="layout" svg:x1="13.316cm" svg:y1="9.81cm" svg:x2="15.021cm" svg:y2="9.81cm" draw:start-shape="id33" draw:start-glue-point="1" draw:end-shape="id35" draw:end-glue-point="3" svg:d="m13316 9810h1705">
          <text:p/>
        </draw:connector>
        <draw:connector draw:style-name="gr10" draw:text-style-name="P1" draw:layer="layout" svg:x1="13.316cm" svg:y1="9.81cm" svg:x2="15.021cm" svg:y2="11.207cm" draw:start-shape="id33" draw:start-glue-point="1" draw:end-shape="id36" draw:end-glue-point="3" svg:d="m13316 9810h852v1397h853">
          <text:p/>
        </draw:connector>
        <draw:custom-shape draw:style-name="gr1" draw:text-style-name="P2" xml:id="id37" draw:id="id37" draw:layer="layout" svg:width="3.683cm" svg:height="1.524cm" svg:x="5.061cm" svg:y="7.842cm">
          <text:p text:style-name="P2">Minimizer</text:p>
          <text:p text:style-name="P2">Thread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.838cm" svg:y1="6.826cm" svg:x2="5.061cm" svg:y2="8.604cm" draw:start-shape="id28" draw:start-glue-point="2" draw:end-shape="id37" draw:end-glue-point="3" svg:d="m2838 6826v1778h2223">
          <text:p/>
        </draw:connector>
        <draw:connector draw:style-name="gr11" draw:text-style-name="P1" draw:layer="layout" svg:x1="8.744cm" svg:y1="11.017cm" svg:x2="11.474cm" svg:y2="10.255cm" draw:start-shape="id38" draw:start-glue-point="1" draw:end-shape="id33" draw:end-glue-point="2" svg:d="m8744 11017h2730v-762">
          <text:p/>
        </draw:connector>
        <draw:custom-shape draw:style-name="gr2" draw:text-style-name="P2" xml:id="id38" draw:id="id38" draw:layer="layout" svg:width="3.683cm" svg:height="1.524cm" svg:x="5.061cm" svg:y="10.255cm">
          <text:p text:style-name="P2">CL/GL</text:p>
          <text:p text:style-name="P2">Thread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.838cm" svg:y1="6.826cm" svg:x2="5.061cm" svg:y2="11.017cm" draw:start-shape="id28" draw:start-glue-point="2" draw:end-shape="id38" draw:end-glue-point="3" svg:d="m2838 6826v4191h2223">
          <text:p/>
        </draw:connector>
        <draw:connector draw:style-name="gr12" draw:text-style-name="P1" draw:layer="layout" svg:x1="8.744cm" svg:y1="8.604cm" svg:x2="11.474cm" svg:y2="9.366cm" draw:start-shape="id37" draw:start-glue-point="1" draw:end-shape="id33" draw:end-glue-point="0" svg:d="m8744 8604h2730v762">
          <text:p/>
        </draw:connector>
        <draw:custom-shape draw:style-name="gr1" draw:text-style-name="P2" xml:id="id39" draw:id="id39" draw:layer="layout" svg:width="3.683cm" svg:height="0.889cm" svg:x="9.633cm" svg:y="13.684cm">
          <text:p text:style-name="P2">libo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0" draw:id="id40" draw:layer="layout" svg:width="3.683cm" svg:height="0.889cm" svg:x="15.059cm" svg:y="12.414cm">
          <text:p text:style-name="P2">OIData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3.683cm" svg:height="0.889cm" svg:x="15.059cm" svg:y="13.684cm">
          <text:p text:style-name="P2">Routines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3.683cm" svg:height="0.889cm" svg:x="15.059cm" svg:y="14.954cm">
          <text:p text:style-name="P2">OpenCL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316cm" svg:y1="14.128cm" svg:x2="15.059cm" svg:y2="12.858cm" draw:start-shape="id39" draw:start-glue-point="1" draw:end-shape="id40" draw:end-glue-point="3" svg:d="m13316 14128h871v-1270h872">
          <text:p/>
        </draw:connector>
        <draw:connector draw:style-name="gr10" draw:text-style-name="P1" draw:layer="layout" svg:x1="13.316cm" svg:y1="14.128cm" svg:x2="15.059cm" svg:y2="14.128cm" draw:start-shape="id39" draw:start-glue-point="1" draw:end-shape="id41" draw:end-glue-point="3" svg:d="m13316 14128h1743">
          <text:p/>
        </draw:connector>
        <draw:connector draw:style-name="gr10" draw:text-style-name="P1" draw:layer="layout" svg:x1="13.316cm" svg:y1="14.128cm" svg:x2="15.059cm" svg:y2="15.398cm" draw:start-shape="id39" draw:start-glue-point="1" draw:end-shape="id42" draw:end-glue-point="3" svg:d="m13316 14128h871v1270h872">
          <text:p/>
        </draw:connector>
        <draw:connector draw:style-name="gr10" draw:text-style-name="P1" draw:layer="layout" svg:x1="6.902cm" svg:y1="11.779cm" svg:x2="9.633cm" svg:y2="14.128cm" draw:start-shape="id38" draw:start-glue-point="2" draw:end-shape="id39" draw:end-glue-point="3" svg:d="m6902 11779v2349h2731">
          <text:p/>
        </draw:connector>
        <draw:frame draw:style-name="gr13" draw:text-style-name="P3" draw:layer="layout" svg:width="10.45cm" svg:height="1.089cm" svg:x="10.14cm" svg:y="1.054cm">
          <draw:text-box>
            <text:p text:style-name="P3">SIMTOI – 7c9322efce (2011-02-12)</text:p>
          </draw:text-box>
        </draw:frame>
        <draw:custom-shape draw:style-name="gr1" draw:text-style-name="P2" xml:id="id43" draw:id="id43" draw:layer="layout" svg:width="3.683cm" svg:height="0.889cm" svg:x="9.642cm" svg:y="16.648cm">
          <text:p text:style-name="P2">Model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4" draw:id="id44" draw:layer="layout" svg:width="3.683cm" svg:height="0.889cm" svg:x="14.13cm" svg:y="16.648cm">
          <text:p text:style-name="P2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5" draw:id="id45" draw:layer="layout" svg:width="3.683cm" svg:height="0.889cm" svg:x="16.748cm" svg:y="17.891cm">
          <text:p text:style-name="P2">Sh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6" draw:id="id46" draw:layer="layout" svg:width="3.683cm" svg:height="0.889cm" svg:x="16.748cm" svg:y="19.188cm">
          <text:p text:style-name="P2">Posi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3.325cm" svg:y1="17.092cm" svg:x2="14.13cm" svg:y2="17.092cm" draw:start-shape="id43" draw:start-glue-point="1" draw:end-shape="id44" draw:end-glue-point="3" svg:d="m13325 17092h805">
          <text:p/>
        </draw:connector>
        <draw:connector draw:style-name="gr10" draw:text-style-name="P1" draw:layer="layout" svg:x1="15.971cm" svg:y1="17.537cm" svg:x2="16.748cm" svg:y2="18.335cm" draw:start-shape="id44" draw:start-glue-point="2" draw:end-shape="id45" draw:end-glue-point="3" svg:d="m15971 17537v798h777">
          <text:p/>
        </draw:connector>
        <draw:connector draw:style-name="gr10" draw:text-style-name="P1" draw:layer="layout" svg:x1="15.971cm" svg:y1="17.537cm" svg:x2="16.748cm" svg:y2="19.632cm" draw:start-shape="id44" draw:start-glue-point="2" draw:end-shape="id46" draw:end-glue-point="3" svg:d="m15971 17537v2095h777">
          <text:p/>
        </draw:connector>
        <draw:connector draw:style-name="gr10" draw:text-style-name="P1" draw:layer="layout" svg:x1="6.902cm" svg:y1="11.779cm" svg:x2="9.642cm" svg:y2="17.092cm" draw:start-shape="id38" draw:start-glue-point="2" draw:end-shape="id43" draw:end-glue-point="3" svg:d="m6902 11779v5313h2740">
          <text:p/>
        </draw:connector>
        <draw:custom-shape draw:style-name="gr14" draw:text-style-name="P2" draw:layer="layout" svg:width="3.683cm" svg:height="0.889cm" svg:x="1.635cm" svg:y="25.384cm">
          <text:p text:style-name="P2">Mode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3.683cm" svg:height="0.889cm" svg:x="5.826cm" svg:y="25.384cm">
          <text:p text:style-name="P2">Shad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3.683cm" svg:height="0.889cm" svg:x="10.017cm" svg:y="25.384cm">
          <text:p text:style-name="P2">Posi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683cm" svg:height="0.889cm" svg:x="14.208cm" svg:y="25.384cm">
          <text:p text:style-name="P2">Minimiz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7" draw:id="id47" draw:layer="layout" svg:width="3.683cm" svg:height="0.889cm" svg:x="6.234cm" svg:y="3.667cm">
          <text:p text:style-name="P2">Model UI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4.679cm" svg:y1="2.859cm" svg:x2="6.234cm" svg:y2="4.111cm" draw:start-shape="id27" draw:start-glue-point="1" draw:end-shape="id47" draw:end-glue-point="3" svg:d="m4679 2859h777v1252h778">
          <text:p/>
        </draw:connector>
      </draw:page>
      <draw:page draw:name="page4" draw:style-name="dp1" draw:master-page-name="Default">
        <draw:custom-shape draw:style-name="gr16" draw:text-style-name="P2" draw:layer="layout" svg:width="19.336cm" svg:height="2.109cm" svg:x="1.254cm" svg:y="24.545cm">
          <text:p text:style-name="P2"><text:span text:style-name="T2">Factory Classes (singletons, with plugin loading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0.889cm" svg:x="0.997cm" svg:y="2.416cm">
          <text:p text:style-name="P2">SIMTOI GUI</text:p>
          <draw:enhanced-geometry svg:viewBox="0 0 21600 21600" draw:type="rectangle" draw:enhanced-path="M 0 0 L 21600 0 21600 21600 0 21600 0 0 Z N"/>
        </draw:custom-shape>
        <draw:custom-shape draw:style-name="gr2" draw:text-style-name="P2" xml:id="id53" draw:id="id53" draw:layer="layout" svg:width="3.683cm" svg:height="0.889cm" svg:x="6.204cm" svg:y="2.416cm">
          <text:p text:style-name="P2">Minimizer UI</text:p>
          <draw:enhanced-geometry svg:viewBox="0 0 21600 21600" draw:type="rectangle" draw:enhanced-path="M 0 0 L 21600 0 21600 21600 0 21600 0 0 Z N"/>
        </draw:custom-shape>
        <draw:custom-shape draw:style-name="gr2" draw:text-style-name="P2" xml:id="id48" draw:id="id48" draw:layer="layout" svg:width="3.683cm" svg:height="0.889cm" svg:x="0.996cm" svg:y="2.415cm">
          <text:p text:style-name="P2">SIMTOI UI</text:p>
          <draw:enhanced-geometry svg:viewBox="0 0 21600 21600" draw:type="rectangle" draw:enhanced-path="M 0 0 L 21600 0 21600 21600 0 21600 0 0 Z N"/>
        </draw:custom-shape>
        <draw:custom-shape draw:style-name="gr2" draw:text-style-name="P2" xml:id="id49" draw:id="id49" draw:layer="layout" svg:width="3.683cm" svg:height="0.889cm" svg:x="0.997cm" svg:y="5.737cm">
          <text:p text:style-name="P2">GLWidget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3.683cm" svg:height="0.889cm" svg:x="5.061cm" svg:y="5.737cm">
          <text:p text:style-name="P2">GLWidget</text:p>
          <draw:enhanced-geometry svg:viewBox="0 0 21600 21600" draw:type="rectangle" draw:enhanced-path="M 0 0 L 21600 0 21600 21600 0 21600 0 0 Z N"/>
        </draw:custom-shape>
        <draw:custom-shape draw:style-name="gr2" draw:text-style-name="P2" xml:id="id51" draw:id="id51" draw:layer="layout" svg:width="3.683cm" svg:height="0.889cm" svg:x="9.125cm" svg:y="5.737cm">
          <text:p text:style-name="P2">GLWidget</text:p>
          <draw:enhanced-geometry svg:viewBox="0 0 21600 21600" draw:type="rectangle" draw:enhanced-path="M 0 0 L 21600 0 21600 21600 0 21600 0 0 Z N"/>
        </draw:custom-shape>
        <draw:custom-shape draw:style-name="gr2" draw:text-style-name="P2" xml:id="id52" draw:id="id52" draw:layer="layout" svg:width="3.683cm" svg:height="0.889cm" svg:x="13.189cm" svg:y="5.737cm">
          <text:p text:style-name="P2">GLWidget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2.837cm" svg:y1="3.304cm" svg:x2="2.838cm" svg:y2="5.737cm" draw:start-shape="id48" draw:start-glue-point="2" draw:end-shape="id49" draw:end-glue-point="0" svg:d="m2837 3304v1216h1v1217">
          <text:p/>
        </draw:connector>
        <draw:connector draw:style-name="gr9" draw:text-style-name="P1" draw:layer="layout" draw:line-skew="0.571cm" svg:x1="2.837cm" svg:y1="3.304cm" svg:x2="6.902cm" svg:y2="5.737cm" draw:start-shape="id48" draw:start-glue-point="2" draw:end-shape="id50" draw:end-glue-point="0" svg:d="m2837 3304v1787h4065v646">
          <text:p/>
        </draw:connector>
        <draw:connector draw:style-name="gr9" draw:text-style-name="P1" draw:layer="layout" draw:line-skew="0.571cm" svg:x1="2.837cm" svg:y1="3.304cm" svg:x2="10.966cm" svg:y2="5.737cm" draw:start-shape="id48" draw:start-glue-point="2" draw:end-shape="id51" svg:d="m2837 3304v1787h8129v646">
          <text:p/>
        </draw:connector>
        <draw:connector draw:style-name="gr9" draw:text-style-name="P1" draw:layer="layout" draw:line-skew="0.571cm" svg:x1="2.837cm" svg:y1="3.304cm" svg:x2="15.03cm" svg:y2="5.737cm" draw:start-shape="id48" draw:start-glue-point="2" draw:end-shape="id52" draw:end-glue-point="0" svg:d="m2837 3304v1787h12193v646">
          <text:p/>
        </draw:connector>
        <draw:connector draw:style-name="gr9" draw:text-style-name="P1" draw:layer="layout" svg:x1="4.679cm" svg:y1="2.859cm" svg:x2="6.204cm" svg:y2="2.86cm" draw:start-shape="id48" draw:start-glue-point="1" draw:end-shape="id53" draw:end-glue-point="3" svg:d="m4679 2859h762v1h763">
          <text:p/>
        </draw:connector>
        <draw:custom-shape draw:style-name="gr1" draw:text-style-name="P2" xml:id="id54" draw:id="id54" draw:layer="layout" svg:width="3.683cm" svg:height="0.889cm" svg:x="9.033cm" svg:y="8.966cm">
          <text:p text:style-name="P2">Minimiz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2.838cm" svg:y1="6.626cm" svg:x2="9.033cm" svg:y2="9.41cm" draw:start-shape="id49" draw:start-glue-point="2" draw:end-shape="id54" draw:end-glue-point="3" svg:d="m2838 6626v2784h6195">
          <text:p/>
        </draw:connector>
        <draw:custom-shape draw:style-name="gr2" draw:text-style-name="P2" xml:id="id55" draw:id="id55" draw:layer="layout" svg:width="3.683cm" svg:height="1.524cm" svg:x="5.033cm" svg:y="7.242cm">
          <text:p text:style-name="P2">Minimizer</text:p>
          <text:p text:style-name="P2">Thread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.838cm" svg:y1="6.626cm" svg:x2="5.033cm" svg:y2="8.004cm" draw:start-shape="id49" draw:start-glue-point="2" draw:end-shape="id55" draw:end-glue-point="3" svg:d="m2838 6626v1378h2195">
          <text:p/>
        </draw:connector>
        <draw:connector draw:style-name="gr17" draw:text-style-name="P1" draw:layer="layout" svg:x1="8.716cm" svg:y1="10.86cm" svg:x2="10.874cm" svg:y2="9.855cm" draw:start-shape="id56" draw:start-glue-point="1" draw:end-shape="id54" draw:end-glue-point="2" svg:d="m8716 10860h2158v-1005">
          <text:p/>
        </draw:connector>
        <draw:custom-shape draw:style-name="gr2" draw:text-style-name="P2" xml:id="id56" draw:id="id56" draw:layer="layout" svg:width="3.683cm" svg:height="1.524cm" svg:x="5.033cm" svg:y="10.098cm">
          <text:p text:style-name="P2">Worker</text:p>
          <text:p text:style-name="P2">Thread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.838cm" svg:y1="6.626cm" svg:x2="5.033cm" svg:y2="10.86cm" draw:start-shape="id49" draw:start-glue-point="2" draw:end-shape="id56" draw:end-glue-point="3" svg:d="m2838 6626v4234h2195">
          <text:p/>
        </draw:connector>
        <draw:connector draw:style-name="gr12" draw:text-style-name="P1" draw:layer="layout" svg:x1="8.716cm" svg:y1="8.004cm" svg:x2="10.874cm" svg:y2="8.966cm" draw:start-shape="id55" draw:start-glue-point="1" draw:end-shape="id54" draw:end-glue-point="0" svg:d="m8716 8004h2158v962">
          <text:p/>
        </draw:connector>
        <draw:custom-shape draw:style-name="gr1" draw:text-style-name="P2" xml:id="id63" draw:id="id63" draw:layer="layout" svg:width="3.683cm" svg:height="0.889cm" svg:x="9.066cm" svg:y="15.378cm">
          <text:p text:style-name="P2">libo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4" draw:id="id64" draw:layer="layout" svg:width="3.683cm" svg:height="0.889cm" svg:x="14.481cm" svg:y="14.689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1" draw:text-style-name="P2" xml:id="id65" draw:id="id65" draw:layer="layout" svg:width="3.683cm" svg:height="0.889cm" svg:x="14.481cm" svg:y="15.978cm">
          <text:p text:style-name="P2">routines</text:p>
          <draw:enhanced-geometry svg:viewBox="0 0 21600 21600" draw:type="rectangle" draw:enhanced-path="M 0 0 L 21600 0 21600 21600 0 21600 0 0 Z N"/>
        </draw:custom-shape>
        <draw:custom-shape draw:style-name="gr1" draw:text-style-name="P2" xml:id="id69" draw:id="id69" draw:layer="layout" svg:width="3.683cm" svg:height="0.889cm" svg:x="10.771cm" svg:y="13.453cm">
          <text:p text:style-name="P2">OpenCL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7.335cm" svg:height="1.089cm" svg:x="13.255cm" svg:y="1.054cm">
          <draw:text-box>
            <text:p text:style-name="P4">SIMTOI – future (soon?)</text:p>
          </draw:text-box>
        </draw:frame>
        <draw:custom-shape draw:style-name="gr1" draw:text-style-name="P2" xml:id="id57" draw:id="id57" draw:layer="layout" svg:width="3.683cm" svg:height="0.889cm" svg:x="13.7cm" svg:y="11.327cm">
          <text:p text:style-name="P2">Model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8" draw:id="id58" draw:layer="layout" svg:width="3.683cm" svg:height="0.889cm" svg:x="13.7cm" svg:y="10.022cm">
          <text:p text:style-name="P2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0" draw:id="id60" draw:layer="layout" svg:width="3.683cm" svg:height="0.889cm" svg:x="16.829cm" svg:y="7.304cm">
          <text:p text:style-name="P2">Sh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1" draw:id="id61" draw:layer="layout" svg:width="3.683cm" svg:height="0.889cm" svg:x="16.829cm" svg:y="8.574cm">
          <text:p text:style-name="P2">Posi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5.541cm" svg:y1="11.327cm" svg:x2="15.541cm" svg:y2="10.911cm" draw:start-shape="id57" draw:start-glue-point="0" draw:end-shape="id58" draw:end-glue-point="2" svg:d="m15541 11327v-416">
          <text:p/>
        </draw:connector>
        <draw:custom-shape draw:style-name="gr14" draw:text-style-name="P2" draw:layer="layout" svg:width="3.398cm" svg:height="0.82cm" svg:x="1.606cm" svg:y="25.482cm">
          <text:p text:style-name="P2"><text:span text:style-name="T2">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3.398cm" svg:height="0.82cm" svg:x="5.473cm" svg:y="25.482cm">
          <text:p text:style-name="P2"><text:span text:style-name="T2">Sha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3.398cm" svg:height="0.82cm" svg:x="9.34cm" svg:y="25.482cm">
          <text:p text:style-name="P2"><text:span text:style-name="T2">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399cm" svg:height="0.82cm" svg:x="13.207cm" svg:y="25.482cm">
          <text:p text:style-name="P2"><text:span text:style-name="T2">Minimiz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9" draw:id="id59" draw:layer="layout" svg:width="3.683cm" svg:height="0.889cm" svg:x="6.234cm" svg:y="3.667cm">
          <text:p text:style-name="P2">Model UI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4.679cm" svg:y1="2.859cm" svg:x2="6.234cm" svg:y2="4.111cm" draw:start-shape="id48" draw:start-glue-point="1" draw:end-shape="id59" draw:end-glue-point="3" svg:d="m4679 2859h777v1252h778">
          <text:p/>
        </draw:connector>
        <draw:custom-shape draw:style-name="gr1" draw:text-style-name="P2" xml:id="id72" draw:id="id72" draw:layer="layout" svg:width="3.683cm" svg:height="0.889cm" svg:x="1.581cm" svg:y="13.453cm">
          <text:p text:style-name="P2"><text:span text:style-name="T2">Worker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66" draw:id="id66" draw:layer="layout" svg:width="3.683cm" svg:height="0.889cm" svg:x="3.921cm" svg:y="18.853cm">
          <text:p text:style-name="P2">photomet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71" draw:id="id71" draw:layer="layout" svg:width="3.683cm" svg:height="0.889cm" svg:x="3.921cm" svg:y="15.378cm">
          <text:p text:style-name="P2">o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399cm" svg:height="0.82cm" svg:x="16.957cm" svg:y="25.482cm">
          <text:p text:style-name="P2"><text:span text:style-name="T2">Work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7" draw:id="id67" draw:layer="layout" svg:width="3.683cm" svg:height="0.889cm" svg:x="8.981cm" svg:y="18.253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1" draw:text-style-name="P2" xml:id="id68" draw:id="id68" draw:layer="layout" svg:width="3.683cm" svg:height="0.889cm" svg:x="8.981cm" svg:y="19.523cm">
          <text:p text:style-name="P2">routines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5.541cm" svg:y1="10.022cm" svg:x2="16.829cm" svg:y2="7.748cm" draw:start-shape="id58" draw:start-glue-point="0" draw:end-shape="id60" draw:end-glue-point="3" svg:d="m15541 10022v-2274h1288">
          <text:p/>
        </draw:connector>
        <draw:connector draw:style-name="gr10" draw:text-style-name="P1" draw:layer="layout" svg:x1="15.541cm" svg:y1="10.022cm" svg:x2="16.829cm" svg:y2="9.018cm" draw:start-shape="id58" draw:start-glue-point="0" draw:end-shape="id61" draw:end-glue-point="3" svg:d="m15541 10022v-1004h1288">
          <text:p/>
        </draw:connector>
        <draw:connector draw:style-name="gr10" draw:text-style-name="P1" draw:layer="layout" svg:x1="9.743cm" svg:y1="12.537cm" svg:x2="13.7cm" svg:y2="11.771cm" draw:start-shape="id62" draw:start-glue-point="0" draw:end-shape="id57" draw:end-glue-point="3" svg:d="m9743 12537h3413v-766h544">
          <text:p/>
        </draw:connector>
        <draw:connector draw:style-name="gr10" draw:text-style-name="P1" draw:layer="layout" svg:x1="12.749cm" svg:y1="15.822cm" svg:x2="14.481cm" svg:y2="15.133cm" draw:start-shape="id63" draw:start-glue-point="1" draw:end-shape="id64" draw:end-glue-point="3" svg:d="m12749 15822h865v-689h867">
          <text:p/>
        </draw:connector>
        <draw:connector draw:style-name="gr10" draw:text-style-name="P1" draw:layer="layout" svg:x1="12.749cm" svg:y1="15.822cm" svg:x2="14.481cm" svg:y2="16.422cm" draw:start-shape="id63" draw:start-glue-point="1" draw:end-shape="id65" draw:end-glue-point="3" svg:d="m12749 15822h865v600h867">
          <text:p/>
        </draw:connector>
        <draw:connector draw:style-name="gr10" draw:text-style-name="P1" draw:layer="layout" svg:x1="7.604cm" svg:y1="19.297cm" svg:x2="8.981cm" svg:y2="18.697cm" draw:start-shape="id66" draw:start-glue-point="1" draw:end-shape="id67" draw:end-glue-point="3" svg:d="m7604 19297h688v-600h689">
          <text:p/>
        </draw:connector>
        <draw:connector draw:style-name="gr10" draw:text-style-name="P1" draw:layer="layout" svg:x1="7.604cm" svg:y1="19.297cm" svg:x2="8.981cm" svg:y2="19.967cm" draw:start-shape="id66" draw:start-glue-point="1" draw:end-shape="id68" draw:end-glue-point="3" svg:d="m7604 19297h688v670h689">
          <text:p/>
        </draw:connector>
        <draw:connector draw:style-name="gr18" draw:text-style-name="P1" xml:id="id62" draw:id="id62" draw:layer="layout" svg:x1="6.874cm" svg:y1="11.622cm" svg:x2="12.612cm" svg:y2="13.453cm" draw:start-shape="id56" draw:start-glue-point="2" draw:end-shape="id69" draw:end-glue-point="0" svg:d="m6874 11622v915h5738v916">
          <text:p/>
        </draw:connector>
        <draw:custom-shape draw:style-name="gr1" draw:text-style-name="P2" xml:id="id70" draw:id="id70" draw:layer="layout" svg:width="3.683cm" svg:height="0.889cm" svg:x="6.307cm" svg:y="13.453cm">
          <text:p text:style-name="P2">OpenGL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874cm" svg:y1="11.622cm" svg:x2="8.148cm" svg:y2="13.453cm" draw:start-shape="id56" draw:start-glue-point="2" draw:end-shape="id70" draw:end-glue-point="0" svg:d="m6874 11622v915h1274v916">
          <text:p/>
        </draw:connector>
        <draw:connector draw:style-name="gr10" draw:text-style-name="P1" draw:layer="layout" svg:x1="7.604cm" svg:y1="15.822cm" svg:x2="9.066cm" svg:y2="15.822cm" draw:start-shape="id71" draw:start-glue-point="1" draw:end-shape="id63" draw:end-glue-point="3" svg:d="m7604 15822h1462">
          <text:p/>
        </draw:connector>
        <draw:connector draw:style-name="gr10" draw:text-style-name="P1" draw:layer="layout" svg:x1="3.422cm" svg:y1="13.453cm" svg:x2="6.874cm" svg:y2="11.622cm" draw:start-shape="id72" draw:start-glue-point="0" draw:end-shape="id56" draw:end-glue-point="2" svg:d="m3422 13453v-916h3452v-915">
          <text:p/>
        </draw:connector>
        <draw:connector draw:style-name="gr10" draw:text-style-name="P1" draw:layer="layout" svg:x1="3.422cm" svg:y1="14.342cm" svg:x2="3.921cm" svg:y2="15.822cm" draw:start-shape="id72" draw:start-glue-point="2" draw:end-shape="id71" draw:end-glue-point="3" svg:d="m3422 14342v517h-3v963h502">
          <text:p/>
        </draw:connector>
        <draw:connector draw:style-name="gr10" draw:text-style-name="P1" draw:layer="layout" svg:x1="3.422cm" svg:y1="14.342cm" svg:x2="3.921cm" svg:y2="19.297cm" draw:start-shape="id72" draw:start-glue-point="2" draw:end-shape="id66" draw:end-glue-point="3" svg:d="m3422 14342v2255h-3v2700h502">
          <text:p/>
        </draw:connector>
        <draw:connector draw:style-name="gr19" draw:text-style-name="P1" draw:layer="layout" svg:x1="8.148cm" svg:y1="14.342cm" svg:x2="5.762cm" svg:y2="15.378cm" draw:start-shape="id70" draw:start-glue-point="2" draw:end-shape="id71" svg:d="m8148 14342v517h-2386v519">
          <text:p/>
        </draw:connector>
        <draw:connector draw:style-name="gr19" draw:text-style-name="P1" draw:layer="layout" svg:x1="12.612cm" svg:y1="14.342cm" svg:x2="5.762cm" svg:y2="15.378cm" draw:start-shape="id69" draw:start-glue-point="2" draw:end-shape="id71" draw:end-glue-point="0" svg:d="m12612 14342v517h-6850v519">
          <text:p/>
        </draw:connector>
        <draw:custom-shape draw:style-name="gr8" draw:text-style-name="P2" xml:id="id73" draw:id="id73" draw:layer="layout" svg:width="3.683cm" svg:height="0.889cm" svg:x="3.921cm" svg:y="17.11cm">
          <text:p text:style-name="P2">anim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3.422cm" svg:y1="14.342cm" svg:x2="3.921cm" svg:y2="17.554cm" draw:start-shape="id72" draw:start-glue-point="2" draw:end-shape="id73" draw:end-glue-point="3" svg:d="m3422 14342v1383h-3v1829h502">
          <text:p/>
        </draw:connector>
        <draw:connector draw:style-name="gr19" draw:text-style-name="P1" draw:layer="layout" draw:line-skew="1.81cm" svg:x1="8.148cm" svg:y1="14.342cm" svg:x2="5.762cm" svg:y2="18.853cm" draw:start-shape="id70" draw:start-glue-point="2" draw:end-shape="id66" draw:end-glue-point="0" svg:d="m8148 14342v4065h-2386v446">
          <text:p/>
        </draw:connector>
        <draw:connector draw:style-name="gr19" draw:text-style-name="P1" draw:layer="layout" draw:line-skew="1.031cm" svg:x1="8.148cm" svg:y1="14.342cm" svg:x2="5.762cm" svg:y2="17.11cm" draw:start-shape="id70" draw:start-glue-point="2" draw:end-shape="id73" draw:end-glue-point="0" svg:d="m8148 14342v2414h-2386v3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Kloppenborg</meta:initial-creator>
    <meta:creation-date>2013-02-13T09:09:24</meta:creation-date>
    <dc:date>2013-02-13T15:29:47</dc:date>
    <dc:creator>Brian Kloppenborg</dc:creator>
    <meta:editing-duration>PT5H49M45S</meta:editing-duration>
    <meta:editing-cycles>12</meta:editing-cycles>
    <meta:generator>LibreOffice/3.5$Linux_X86_64 LibreOffice_project/350m1$Build-2</meta:generator>
    <meta:printed-by>Brian Kloppenborg</meta:printed-by>
    <meta:print-date>2013-02-13T11:09:12</meta:print-date>
    <meta:document-statistic meta:object-count="185"/>
  </office:meta>
</office:document-meta>
</file>